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NewRomanPS-BoldMT" svg:font-family="TimesNewRomanPS-BoldMT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8.841cm" table:align="right"/>
    </style:style>
    <style:style style:name="Tabela1.A" style:family="table-column">
      <style:table-column-properties style:column-width="4.791cm"/>
    </style:style>
    <style:style style:name="Tabela1.B" style:family="table-column">
      <style:table-column-properties style:column-width="4.05cm"/>
    </style:style>
    <style:style style:name="Tabela1.1" style:family="table-row">
      <style:table-row-properties style:min-row-height="1.169cm"/>
    </style:style>
    <style:style style:name="Tabela1.A1" style:family="table-cell">
      <style:table-cell-properties style:vertical-align="middle" fo:padding="0.097cm" fo:border="none"/>
    </style:style>
    <style:style style:name="Tabela1.B3" style:family="table-cell" style:data-style-name="N36">
      <style:table-cell-properties style:vertical-align="middle" fo:padding="0.097cm" fo:border="none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3.399cm" style:rel-column-width="1310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E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4.249cm" style:rel-column-width="16383*"/>
    </style:style>
    <style:style style:name="Tabela3.D" style:family="table-column">
      <style:table-column-properties style:column-width="4.251cm" style:rel-column-width="16386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D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8.498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4.249cm" style:rel-column-width="16383*"/>
    </style:style>
    <style:style style:name="Tabela5.D" style:family="table-column">
      <style:table-column-properties style:column-width="4.251cm" style:rel-column-width="16386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4.249cm" style:rel-column-width="16383*"/>
    </style:style>
    <style:style style:name="Tabela6.D" style:family="table-column">
      <style:table-column-properties style:column-width="4.251cm" style:rel-column-width="16386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D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2pt" style:font-name-asian="TimesNewRomanPS-BoldMT" style:font-size-asian="12pt" style:font-name-complex="TimesNewRomanPS-BoldMT" style:font-size-complex="12pt"/>
    </style:style>
    <style:style style:name="P7" style:family="paragraph" style:parent-style-name="Default">
      <style:paragraph-properties fo:text-align="start" style:justify-single-word="fals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3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fo:color="#000000" style:font-name="Calibri" fo:font-size="11pt" style:font-name-asian="Calibri" style:font-size-asian="11pt" style:font-name-complex="Calibri" style:font-size-complex="11pt"/>
    </style:style>
    <style:style style:name="P15" style:family="paragraph" style:parent-style-name="Heading_20_4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omeBudget – aplikajca ułątwająca zarządzanie budżetem domowy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Autor</text:p>
          </table:table-cell>
          <table:table-cell table:style-name="Tabela1.A1" office:value-type="string">
            <text:p text:style-name="P1">Ślusarz Dominik</text:p>
            <text:p text:style-name="P1">Paradowski Krzysztof</text:p>
          </table:table-cell>
        </table:table-row>
        <table:table-row table:style-name="Tabela1.1">
          <table:table-cell table:style-name="Tabela1.A1" office:value-type="string">
            <text:p text:style-name="P1">Status</text:p>
          </table:table-cell>
          <table:table-cell table:style-name="Tabela1.A1" office:value-type="string">
            <text:p text:style-name="P1">Do robory lenie!</text:p>
          </table:table-cell>
        </table:table-row>
        <table:table-row table:style-name="Tabela1.1">
          <table:table-cell table:style-name="Tabela1.A1" office:value-type="string">
            <text:p text:style-name="P1">Data utworzenia:</text:p>
          </table:table-cell>
          <table:table-cell table:style-name="Tabela1.B3" office:value-type="date" office:date-value="2015-03-20">
            <text:p text:style-name="P1">20.03.2015</text:p>
          </table:table-cell>
        </table:table-row>
        <table:table-row table:style-name="Tabela1.1">
          <table:table-cell table:style-name="Tabela1.A1" office:value-type="string">
            <text:p text:style-name="P1">Data ostatniej modyfikacji</text:p>
          </table:table-cell>
          <table:table-cell table:style-name="Tabela1.B3" office:value-type="date" office:date-value="2015-03-28">
            <text:p text:style-name="P1">28.03.2015</text:p>
          </table:table-cell>
        </table:table-row>
      </table:table>
      <text:p text:style-name="P1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P10">Spis treści</text:p>
          </text:index-title>
          <text:p text:style-name="P11"><text:a xlink:type="simple" xlink:href="#__RefHeading__505_1726648264" text:style-name="Index_20_Link" text:visited-style-name="Index_20_Link">Historia zmian<text:tab/></text:a><text:a xlink:type="simple" xlink:href="#__RefHeading__505_1726648264" text:style-name="Index_20_Link" text:visited-style-name="Index_20_Link"><text:span text:style-name="Index_20_Link">3</text:span></text:a></text:p>
          <text:p text:style-name="P11"><text:a xlink:type="simple" xlink:href="#__RefHeading__507_1726648264" text:style-name="Index_20_Link" text:visited-style-name="Index_20_Link">Wstęp<text:tab/></text:a><text:a xlink:type="simple" xlink:href="#__RefHeading__507_1726648264" text:style-name="Index_20_Link" text:visited-style-name="Index_20_Link"><text:span text:style-name="Index_20_Link">3</text:span></text:a></text:p>
          <text:p text:style-name="P12"><text:a xlink:type="simple" xlink:href="#__RefHeading__509_1726648264" text:style-name="Index_20_Link" text:visited-style-name="Index_20_Link">Cel i przeznaczenie projektu<text:tab/></text:a><text:a xlink:type="simple" xlink:href="#__RefHeading__509_1726648264" text:style-name="Index_20_Link" text:visited-style-name="Index_20_Link"><text:span text:style-name="Index_20_Link">3</text:span></text:a></text:p>
          <text:p text:style-name="P13"><text:a xlink:type="simple" xlink:href="#__RefHeading__511_1726648264" text:style-name="Index_20_Link" text:visited-style-name="Index_20_Link">Określenie wysokopoziomowych wymagań dla systemu<text:tab/></text:a><text:a xlink:type="simple" xlink:href="#__RefHeading__511_1726648264" text:style-name="Index_20_Link" text:visited-style-name="Index_20_Link"><text:span text:style-name="Index_20_Link">3</text:span></text:a></text:p>
          <text:p text:style-name="P16"><text:a xlink:type="simple" xlink:href="#__RefHeading__513_1726648264" text:style-name="Index_20_Link" text:visited-style-name="Index_20_Link">Cele<text:tab/></text:a><text:a xlink:type="simple" xlink:href="#__RefHeading__513_1726648264" text:style-name="Index_20_Link" text:visited-style-name="Index_20_Link"><text:span text:style-name="Index_20_Link">3</text:span></text:a></text:p>
          <text:p text:style-name="P16"><text:a xlink:type="simple" xlink:href="#__RefHeading__515_1726648264" text:style-name="Index_20_Link" text:visited-style-name="Index_20_Link">Przewidywane korzyści<text:tab/></text:a><text:a xlink:type="simple" xlink:href="#__RefHeading__515_1726648264" text:style-name="Index_20_Link" text:visited-style-name="Index_20_Link"><text:span text:style-name="Index_20_Link">3</text:span></text:a></text:p>
          <text:p text:style-name="P16"><text:a xlink:type="simple" xlink:href="#__RefHeading__517_1726648264" text:style-name="Index_20_Link" text:visited-style-name="Index_20_Link">Strategia i przyszłość<text:tab/></text:a><text:a xlink:type="simple" xlink:href="#__RefHeading__517_1726648264" text:style-name="Index_20_Link" text:visited-style-name="Index_20_Link"><text:span text:style-name="Index_20_Link">3</text:span></text:a></text:p>
          <text:p text:style-name="P16"><text:a xlink:type="simple" xlink:href="#__RefHeading__519_1726648264" text:style-name="Index_20_Link" text:visited-style-name="Index_20_Link">Założenia i ograniczenia<text:tab/></text:a><text:a xlink:type="simple" xlink:href="#__RefHeading__519_1726648264" text:style-name="Index_20_Link" text:visited-style-name="Index_20_Link"><text:span text:style-name="Index_20_Link">3</text:span></text:a></text:p>
          <text:p text:style-name="P16"><text:a xlink:type="simple" xlink:href="#__RefHeading__521_1726648264" text:style-name="Index_20_Link" text:visited-style-name="Index_20_Link">Bezpieczeństow i kontrola<text:tab/></text:a><text:a xlink:type="simple" xlink:href="#__RefHeading__521_1726648264" text:style-name="Index_20_Link" text:visited-style-name="Index_20_Link"><text:span text:style-name="Index_20_Link">3</text:span></text:a></text:p>
          <text:p text:style-name="P13"><text:a xlink:type="simple" xlink:href="#__RefHeading__523_1726648264" text:style-name="Index_20_Link" text:visited-style-name="Index_20_Link">Określenie kto będzie korzystał z systemu<text:tab/></text:a><text:a xlink:type="simple" xlink:href="#__RefHeading__523_1726648264" text:style-name="Index_20_Link" text:visited-style-name="Index_20_Link"><text:span text:style-name="Index_20_Link">3</text:span></text:a></text:p>
          <text:p text:style-name="P16"><text:a xlink:type="simple" xlink:href="#__RefHeading__525_1726648264" text:style-name="Index_20_Link" text:visited-style-name="Index_20_Link">Użytkownik<text:tab/></text:a><text:a xlink:type="simple" xlink:href="#__RefHeading__525_1726648264" text:style-name="Index_20_Link" text:visited-style-name="Index_20_Link"><text:span text:style-name="Index_20_Link">3</text:span></text:a></text:p>
          <text:p text:style-name="P12"><text:a xlink:type="simple" xlink:href="#__RefHeading__527_1726648264" text:style-name="Index_20_Link" text:visited-style-name="Index_20_Link">Dokumenty powiązane<text:tab/></text:a><text:a xlink:type="simple" xlink:href="#__RefHeading__527_1726648264" text:style-name="Index_20_Link" text:visited-style-name="Index_20_Link"><text:span text:style-name="Index_20_Link">3</text:span></text:a></text:p>
          <text:p text:style-name="P12"><text:a xlink:type="simple" xlink:href="#__RefHeading__529_1726648264" text:style-name="Index_20_Link" text:visited-style-name="Index_20_Link">Słownik użytych skrótów<text:tab/></text:a><text:a xlink:type="simple" xlink:href="#__RefHeading__529_1726648264" text:style-name="Index_20_Link" text:visited-style-name="Index_20_Link"><text:span text:style-name="Index_20_Link">3</text:span></text:a></text:p>
          <text:p text:style-name="P12"><text:a xlink:type="simple" xlink:href="#__RefHeading__531_1726648264" text:style-name="Index_20_Link" text:visited-style-name="Index_20_Link">Kontekst rozwiązania<text:tab/></text:a><text:a xlink:type="simple" xlink:href="#__RefHeading__531_1726648264" text:style-name="Index_20_Link" text:visited-style-name="Index_20_Link"><text:span text:style-name="Index_20_Link">4</text:span></text:a></text:p>
          <text:p text:style-name="P13"><text:a xlink:type="simple" xlink:href="#__RefHeading__533_1726648264" text:style-name="Index_20_Link" text:visited-style-name="Index_20_Link">Lista wymagań<text:tab/></text:a><text:a xlink:type="simple" xlink:href="#__RefHeading__533_1726648264" text:style-name="Index_20_Link" text:visited-style-name="Index_20_Link"><text:span text:style-name="Index_20_Link">4</text:span></text:a></text:p>
          <text:p text:style-name="P11"><text:a xlink:type="simple" xlink:href="#__RefHeading__535_1726648264" text:style-name="Index_20_Link" text:visited-style-name="Index_20_Link">Model systemowych przypadków użycia<text:tab/></text:a><text:a xlink:type="simple" xlink:href="#__RefHeading__535_1726648264" text:style-name="Index_20_Link" text:visited-style-name="Index_20_Link"><text:span text:style-name="Index_20_Link">4</text:span></text:a></text:p>
          <text:p text:style-name="P12"><text:a xlink:type="simple" xlink:href="#__RefHeading__537_1726648264" text:style-name="Index_20_Link" text:visited-style-name="Index_20_Link">Lista przypadków użycia<text:tab/></text:a><text:a xlink:type="simple" xlink:href="#__RefHeading__537_1726648264" text:style-name="Index_20_Link" text:visited-style-name="Index_20_Link"><text:span text:style-name="Index_20_Link">4</text:span></text:a></text:p>
          <text:p text:style-name="P12"><text:a xlink:type="simple" xlink:href="#__RefHeading__539_1726648264" text:style-name="Index_20_Link" text:visited-style-name="Index_20_Link">Scenariusze użycia, dokładne działanie<text:tab/></text:a><text:a xlink:type="simple" xlink:href="#__RefHeading__539_1726648264" text:style-name="Index_20_Link" text:visited-style-name="Index_20_Link"><text:span text:style-name="Index_20_Link">4</text:span></text:a></text:p>
          <text:p text:style-name="P11"><text:a xlink:type="simple" xlink:href="#__RefHeading__541_1726648264" text:style-name="Index_20_Link" text:visited-style-name="Index_20_Link">Plan implementacji, architektura i wybór technologii<text:tab/></text:a><text:a xlink:type="simple" xlink:href="#__RefHeading__541_1726648264" text:style-name="Index_20_Link" text:visited-style-name="Index_20_Link"><text:span text:style-name="Index_20_Link">4</text:span></text:a></text:p>
          <text:p text:style-name="P12"><text:a xlink:type="simple" xlink:href="#__RefHeading__543_1726648264" text:style-name="Index_20_Link" text:visited-style-name="Index_20_Link">Technologia wybrana dla projektu<text:tab/></text:a><text:a xlink:type="simple" xlink:href="#__RefHeading__543_1726648264" text:style-name="Index_20_Link" text:visited-style-name="Index_20_Link"><text:span text:style-name="Index_20_Link">4</text:span></text:a></text:p>
          <text:p text:style-name="P12"><text:a xlink:type="simple" xlink:href="#__RefHeading__545_1726648264" text:style-name="Index_20_Link" text:visited-style-name="Index_20_Link">Zasoby ludzkie<text:tab/></text:a><text:a xlink:type="simple" xlink:href="#__RefHeading__545_1726648264" text:style-name="Index_20_Link" text:visited-style-name="Index_20_Link"><text:span text:style-name="Index_20_Link">4</text:span></text:a></text:p>
          <text:p text:style-name="P12"><text:a xlink:type="simple" xlink:href="#__RefHeading__547_1726648264" text:style-name="Index_20_Link" text:visited-style-name="Index_20_Link">Plan implementacji<text:tab/></text:a><text:a xlink:type="simple" xlink:href="#__RefHeading__547_1726648264" text:style-name="Index_20_Link" text:visited-style-name="Index_20_Link"><text:span text:style-name="Index_20_Link">4</text:span></text:a></text:p>
        </text:index-body>
      </text:table-of-content>
      <text:p text:style-name="P2"/>
      <text:h text:style-name="P8" text:outline-level="1"><text:bookmark-start text:name="__RefHeading__505_1726648264"/>Historia zmian<text:bookmark-end text:name="__RefHeading__505_1726648264"/></text:h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5">Data</text:p>
          </table:table-cell>
          <table:table-cell table:style-name="Tabela2.A1" office:value-type="string">
            <text:p text:style-name="P5">Autor</text:p>
          </table:table-cell>
          <table:table-cell table:style-name="Tabela2.A1" office:value-type="string">
            <text:p text:style-name="P5">Podsumowanie</text:p>
          </table:table-cell>
          <table:table-cell table:style-name="Tabela2.A1" office:value-type="string">
            <text:p text:style-name="P5">Wersja</text:p>
          </table:table-cell>
          <table:table-cell table:style-name="Tabela2.E1" office:value-type="string">
            <text:p text:style-name="P5">Znaczenie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E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E2" office:value-type="string">
            <text:p text:style-name="P5"/>
          </table:table-cell>
        </table:table-row>
      </table:table>
      <text:p text:style-name="P3"/>
      <text:h text:style-name="Heading_20_1" text:outline-level="1"><text:bookmark-start text:name="__RefHeading__507_1726648264"/>Wstęp<text:bookmark-end text:name="__RefHeading__507_1726648264"/></text:h>
      <text:p text:style-name="P3"/>
      <text:h text:style-name="Heading_20_2" text:outline-level="2"><text:bookmark-start text:name="__RefHeading__509_1726648264"/>Cel i przeznaczenie projektu<text:bookmark-end text:name="__RefHeading__509_1726648264"/></text:h>
      <text:p text:style-name="P7"/>
      <text:h text:style-name="P9" text:outline-level="3"><text:bookmark-start text:name="__RefHeading__511_1726648264"/>Określenie wysokopoziomowych wymagań dla systemu<text:bookmark-end text:name="__RefHeading__511_1726648264"/></text:h>
      <text:h text:style-name="P14" text:outline-level="4"><text:bookmark-start text:name="__RefHeading__513_1726648264"/>Cele<text:bookmark-end text:name="__RefHeading__513_1726648264"/></text:h>
      <text:h text:style-name="P14" text:outline-level="4"><text:bookmark-start text:name="__RefHeading__515_1726648264"/>Przewidywane korzyści<text:bookmark-end text:name="__RefHeading__515_1726648264"/></text:h>
      <text:h text:style-name="P14" text:outline-level="4"><text:bookmark-start text:name="__RefHeading__517_1726648264"/>Strategia i przyszłość<text:bookmark-end text:name="__RefHeading__517_1726648264"/></text:h>
      <text:h text:style-name="P14" text:outline-level="4"><text:bookmark-start text:name="__RefHeading__519_1726648264"/>Założenia i ograniczenia<text:bookmark-end text:name="__RefHeading__519_1726648264"/></text:h>
      <text:h text:style-name="P14" text:outline-level="4"><text:bookmark-start text:name="__RefHeading__521_1726648264"/>Bezpieczeństow i kontrola<text:bookmark-end text:name="__RefHeading__521_1726648264"/></text:h>
      <text:h text:style-name="P9" text:outline-level="3"><text:bookmark-start text:name="__RefHeading__523_1726648264"/>Określenie kto będzie korzystał z systemu<text:bookmark-end text:name="__RefHeading__523_1726648264"/></text:h>
      <text:h text:style-name="P15" text:outline-level="4"><text:bookmark-start text:name="__RefHeading__525_1726648264"/>Użytkownik<text:bookmark-end text:name="__RefHeading__525_1726648264"/></text:h>
      <text:h text:style-name="Heading_20_2" text:outline-level="2"><text:bookmark-start text:name="__RefHeading__527_1726648264"/>Dokumenty powiązane<text:bookmark-end text:name="__RefHeading__527_1726648264"/></text:h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6">Lp</text:p>
          </table:table-cell>
          <table:table-cell table:style-name="Tabela3.A1" office:value-type="string">
            <text:p text:style-name="P6">Nazwa</text:p>
          </table:table-cell>
          <table:table-cell table:style-name="Tabela3.A1" office:value-type="string">
            <text:p text:style-name="P6">Data ostatniej modyfikacji</text:p>
          </table:table-cell>
          <table:table-cell table:style-name="Tabela3.D1" office:value-type="string">
            <text:p text:style-name="P6">Autor</text:p>
          </table:table-cell>
        </table:table-row>
        <table:table-row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D2" office:value-type="string">
            <text:p text:style-name="P6"/>
          </table:table-cell>
        </table:table-row>
        <table:table-row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D2" office:value-type="string">
            <text:p text:style-name="P6"/>
          </table:table-cell>
        </table:table-row>
      </table:table>
      <text:p text:style-name="P4"/>
      <text:h text:style-name="Heading_20_2" text:outline-level="2"><text:bookmark-start text:name="__RefHeading__529_1726648264"/>Słownik użytych skrótów<text:bookmark-end text:name="__RefHeading__529_1726648264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Skrót</text:p>
          </table:table-cell>
          <table:table-cell table:style-name="Tabela4.B1" office:value-type="string">
            <text:p text:style-name="P6">Opis</text:p>
          </table:table-cell>
        </table:table-row>
        <table:table-row>
          <table:table-cell table:style-name="Tabela4.A2" office:value-type="string">
            <text:p text:style-name="P6">UC</text:p>
          </table:table-cell>
          <table:table-cell table:style-name="Tabela4.B2" office:value-type="string">
            <text:p text:style-name="P6">Use Case – przypadek użycia</text:p>
          </table:table-cell>
        </table:table-row>
        <table:table-row>
          <table:table-cell table:style-name="Tabela4.A2" office:value-type="string">
            <text:p text:style-name="P6">W</text:p>
          </table:table-cell>
          <table:table-cell table:style-name="Tabela4.B2" office:value-type="string">
            <text:p text:style-name="P6">Wymaganie</text:p>
          </table:table-cell>
        </table:table-row>
      </table:table>
      <text:p text:style-name="P4"/>
      <text:h text:style-name="Heading_20_2" text:outline-level="2"><text:bookmark-start text:name="__RefHeading__531_1726648264"/><text:soft-page-break/>Kontekst rozwiązania<text:bookmark-end text:name="__RefHeading__531_1726648264"/></text:h>
      <text:p text:style-name="Text_20_body"/>
      <text:h text:style-name="Heading_20_3" text:outline-level="3"><text:bookmark-start text:name="__RefHeading__533_1726648264"/>Lista wymagań<text:bookmark-end text:name="__RefHeading__533_1726648264"/></text:h>
      <table:table table:name="Tabela5" table:style-name="Tabela5">
        <table:table-column table:style-name="Tabela5.A" table:number-columns-repeated="3"/>
        <table:table-column table:style-name="Tabela5.D"/>
        <table:table-row>
          <table:table-cell table:style-name="Tabela5.A1" office:value-type="string">
            <text:p text:style-name="Table_20_Contents">Identyfikator</text:p>
          </table:table-cell>
          <table:table-cell table:style-name="Tabela5.A1" office:value-type="string">
            <text:p text:style-name="Table_20_Contents">Nazwa</text:p>
          </table:table-cell>
          <table:table-cell table:style-name="Tabela5.A1" office:value-type="string">
            <text:p text:style-name="Table_20_Contents">Opis</text:p>
          </table:table-cell>
          <table:table-cell table:style-name="Tabela5.D1" office:value-type="string">
            <text:p text:style-name="Table_20_Contents">Realizacja</text:p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A2" office:value-type="string">
            <text:p text:style-name="Table_20_Contents"/>
          </table:table-cell>
          <table:table-cell table:style-name="Tabela5.D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bookmark-start text:name="__RefHeading__535_1726648264"/>Model systemowych przypadków użycia<text:bookmark-end text:name="__RefHeading__535_1726648264"/></text:h>
      <text:p text:style-name="Text_20_body"/>
      <text:h text:style-name="Heading_20_2" text:outline-level="2"><text:bookmark-start text:name="__RefHeading__537_1726648264"/>Lista przypadków użycia<text:bookmark-end text:name="__RefHeading__537_1726648264"/></text:h>
      <table:table table:name="Tabela6" table:style-name="Tabela6">
        <table:table-column table:style-name="Tabela6.A" table:number-columns-repeated="3"/>
        <table:table-column table:style-name="Tabela6.D"/>
        <table:table-row>
          <table:table-cell table:style-name="Tabela6.A1" office:value-type="string">
            <text:p text:style-name="Table_20_Contents">Identyfikator</text:p>
          </table:table-cell>
          <table:table-cell table:style-name="Tabela6.A1" office:value-type="string">
            <text:p text:style-name="Table_20_Contents">Nazwa</text:p>
          </table:table-cell>
          <table:table-cell table:style-name="Tabela6.A1" office:value-type="string">
            <text:p text:style-name="Table_20_Contents">Rodzaj</text:p>
          </table:table-cell>
          <table:table-cell table:style-name="Tabela6.D1" office:value-type="string">
            <text:p text:style-name="Table_20_Contents">Opis</text:p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D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<text:bookmark-start text:name="__RefHeading__539_1726648264"/>Scenariusze użycia, dokładne działanie<text:bookmark-end text:name="__RefHeading__539_1726648264"/></text:h>
      <text:h text:style-name="Heading_20_1" text:outline-level="1"><text:bookmark-start text:name="__RefHeading__541_1726648264"/>Plan implementacji, architektura i wybór technologii<text:bookmark-end text:name="__RefHeading__541_1726648264"/></text:h>
      <text:h text:style-name="Heading_20_2" text:outline-level="2"><text:bookmark-start text:name="__RefHeading__543_1726648264"/>Technologia wybrana dla projektu<text:bookmark-end text:name="__RefHeading__543_1726648264"/></text:h>
      <text:h text:style-name="Heading_20_2" text:outline-level="2"><text:bookmark-start text:name="__RefHeading__545_1726648264"/>Zasoby ludzkie<text:bookmark-end text:name="__RefHeading__545_1726648264"/></text:h>
      <text:h text:style-name="Heading_20_2" text:outline-level="2"><text:bookmark-start text:name="__RefHeading__547_1726648264"/>Plan implementacji<text:bookmark-end text:name="__RefHeading__547_172664826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NewRomanPS-BoldMT" svg:font-family="TimesNewRomanPS-BoldMT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22S</meta:editing-duration>
    <meta:editing-cycles>7</meta:editing-cycles>
    <meta:generator>OpenOffice/4.1.1$Win32 OpenOffice.org_project/411m6$Build-9775</meta:generator>
    <dc:date>2015-03-28T18:36:02.85</dc:date>
    <meta:document-statistic meta:table-count="6" meta:image-count="0" meta:object-count="0" meta:page-count="4" meta:paragraph-count="78" meta:word-count="206" meta:character-count="1481"/>
    <meta:user-defined meta:name="Info 1"/>
    <meta:user-defined meta:name="Info 2"/>
    <meta:user-defined meta:name="Info 3"/>
    <meta:user-defined meta:name="Info 4"/>
  </office:meta>
</office:document-meta>
</file>